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dc6a" officeooo:paragraph-rsid="0005dc6a"/>
    </style:style>
    <style:style style:name="P2" style:family="paragraph" style:parent-style-name="Standard" style:list-style-name="L1">
      <style:text-properties officeooo:rsid="0005dc6a" officeooo:paragraph-rsid="0005dc6a"/>
    </style:style>
    <style:style style:name="P3" style:family="paragraph" style:parent-style-name="Standard" style:list-style-name="L1">
      <style:text-properties officeooo:rsid="0005dc6a" officeooo:paragraph-rsid="000797ae"/>
    </style:style>
    <style:style style:name="P4" style:family="paragraph" style:parent-style-name="Standard" style:list-style-name="L1">
      <style:text-properties officeooo:rsid="000797ae" officeooo:paragraph-rsid="000797ae"/>
    </style:style>
    <style:style style:name="P5" style:family="paragraph" style:parent-style-name="Standard" style:list-style-name="L1">
      <style:text-properties officeooo:rsid="0008b98e" officeooo:paragraph-rsid="0008b98e"/>
    </style:style>
    <style:style style:name="P6" style:family="paragraph" style:parent-style-name="Standard" style:list-style-name="L1">
      <style:text-properties officeooo:rsid="00097866" officeooo:paragraph-rsid="0009786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5dc6a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the procedure for <text:s/>making your personal copy of TM7 ready to get an extension of stay.</text:p>
      <text:list xml:id="list478147326" text:style-name="L1">
        <text:list-item>
          <text:p text:style-name="P2">Git branch submit</text:p>
        </text:list-item>
        <text:list-item>
          <text:p text:style-name="P2">git checkout submit.</text:p>
        </text:list-item>
        <text:list-item>
          <text:p text:style-name="P2">Open <text:span text:style-name="T1">editps.sh </text:span><text:span text:style-name="T3">in an editor.</text:span></text:p>
        </text:list-item>
        <text:list-item>
          <text:p text:style-name="P2"><text:span text:style-name="T3">Replace </text:span><text:span text:style-name="T1">apday </text:span><text:span text:style-name="T3">with the day in month you will attend Immigration.</text:span></text:p>
        </text:list-item>
        <text:list-item>
          <text:p text:style-name="P2"><text:span text:style-name="T3">Replace </text:span><text:span text:style-name="T1">apmon </text:span><text:span text:style-name="T3">with the name of this month.</text:span></text:p>
        </text:list-item>
        <text:list-item>
          <text:p text:style-name="P2"><text:span text:style-name="T3">Find the text ‘Air Train Bus Walked’ and delete unwanted words.</text:span></text:p>
        </text:list-item>
        <text:list-item>
          <text:p text:style-name="P2"><text:span text:style-name="T3">Find the text ‘Melbourne Tachiliek Kuala Lumpur’ and delete unwanted words.</text:span></text:p>
        </text:list-item>
        <text:list-item>
          <text:p text:style-name="P3"><text:span text:style-name="T3">Find the text ‘Mae Sai Bangkok Chiang Mai’ and delete unwanted words.</text:span></text:p>
        </text:list-item>
        <text:list-item>
          <text:p text:style-name="P4"><text:span text:style-name="T3">Replace </text:span><text:span text:style-name="T1">arday </text:span><text:span text:style-name="T3">with the day number when stamped in last.</text:span></text:p>
        </text:list-item>
        <text:list-item>
          <text:p text:style-name="P4"><text:span text:style-name="T3">Replace </text:span><text:span text:style-name="T1">armon </text:span><text:span text:style-name="T3">with the month name when stamped in last.</text:span></text:p>
        </text:list-item>
        <text:list-item>
          <text:p text:style-name="P4"><text:span text:style-name="T3">Replace </text:span><text:span text:style-name="T1">tm6number </text:span><text:span text:style-name="T3">with the number of the TM6 copy in your passport.</text:span></text:p>
        </text:list-item>
        <text:list-item>
          <text:p text:style-name="P4"><text:span text:style-name="T3">Deal with any other changes needed, change of address, passing another birthday, etc.</text:span></text:p>
        </text:list-item>
        <text:list-item>
          <text:p text:style-name="P6"><text:span text:style-name="T3">Run the script <text:s/></text:span><text:span text:style-name="T2">editps.sh </text:span><text:span text:style-name="T3">to generate the edited PDF’s.</text:span></text:p>
        </text:list-item>
        <text:list-item>
          <text:p text:style-name="P4"><text:span text:style-name="T3">Print t</text:span><text:span text:style-name="T1">m7front.pdf</text:span><text:span text:style-name="T3">, then print t</text:span><text:span text:style-name="T1">m7back.pdf</text:span><text:span text:style-name="T3"> on the back of it.</text:span></text:p>
        </text:list-item>
        <text:list-item>
          <text:p text:style-name="P5"><text:span text:style-name="T3">When the form is satisfactory for it’s purpose, git checkout master branch to revert the script to being ready for later application for extension. Delete the git submit branch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02:47:38.250587944</meta:creation-date>
    <meta:generator>LibreOffice/6.0.7.3$Linux_X86_64 LibreOffice_project/00m0$Build-3</meta:generator>
    <dc:date>2019-05-06T11:41:52.286306705</dc:date>
    <meta:editing-duration>PT8H21M48S</meta:editing-duration>
    <meta:editing-cycles>2</meta:editing-cycles>
    <meta:print-date>2019-05-06T03:15:03.205678026</meta:print-date>
    <meta:document-statistic meta:table-count="0" meta:image-count="0" meta:object-count="0" meta:page-count="1" meta:paragraph-count="16" meta:word-count="190" meta:character-count="1063" meta:non-whitespace-character-count="902"/>
  </office:meta>
</office:document-meta>
</file>